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796cm"/>
    </style:style>
    <style:style style:name="co2" style:family="table-column">
      <style:table-column-properties fo:break-before="auto" style:column-width="3.277cm"/>
    </style:style>
    <style:style style:name="co3" style:family="table-column">
      <style:table-column-properties fo:break-before="auto" style:column-width="2.6cm"/>
    </style:style>
    <style:style style:name="co4" style:family="table-column">
      <style:table-column-properties fo:break-before="auto" style:column-width="4.48cm"/>
    </style:style>
    <style:style style:name="co5" style:family="table-column">
      <style:table-column-properties fo:break-before="auto" style:column-width="1.743cm"/>
    </style:style>
    <style:style style:name="co6" style:family="table-column">
      <style:table-column-properties fo:break-before="auto" style:column-width="1.759cm"/>
    </style:style>
    <style:style style:name="co7" style:family="table-column">
      <style:table-column-properties fo:break-before="auto" style:column-width="1.623cm"/>
    </style:style>
    <style:style style:name="co8" style:family="table-column">
      <style:table-column-properties fo:break-before="auto" style:column-width="1.427cm"/>
    </style:style>
    <style:style style:name="co9" style:family="table-column">
      <style:table-column-properties fo:break-before="auto" style:column-width="1.247cm"/>
    </style:style>
    <style:style style:name="co10" style:family="table-column">
      <style:table-column-properties fo:break-before="auto" style:column-width="1.233cm"/>
    </style:style>
    <style:style style:name="co11" style:family="table-column">
      <style:table-column-properties fo:break-before="auto" style:column-width="1.337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-group table:display="false">
          <table:table-column table:style-name="co3" table:visibility="collapse" table:default-cell-style-name="Default"/>
        </table:table-column-group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Наименование</text:p>
          </table:table-cell>
          <table:table-cell office:value-type="string" calcext:value-type="string">
            <text:p>Молярная масса, кг/кмоль</text:p>
          </table:table-cell>
          <table:table-cell office:value-type="string" calcext:value-type="string">
            <text:p>Обозначение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Метан</text:p>
          </table:table-cell>
          <table:table-cell office:value-type="float" office:value="16.043" calcext:value-type="float">
            <text:p>16,043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Этан</text:p>
          </table:table-cell>
          <table:table-cell office:value-type="float" office:value="30.07" calcext:value-type="float">
            <text:p>30,07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Пропан</text:p>
          </table:table-cell>
          <table:table-cell office:value-type="float" office:value="44.097" calcext:value-type="float">
            <text:p>44,097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н-Бутан</text:p>
          </table:table-cell>
          <table:table-cell office:value-type="float" office:value="58.123" calcext:value-type="float">
            <text:p>58,123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2-Метилпропан</text:p>
          </table:table-cell>
          <table:table-cell office:value-type="float" office:value="58.123" calcext:value-type="float">
            <text:p>58,123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н-Пентан</text:p>
          </table:table-cell>
          <table:table-cell office:value-type="float" office:value="72.15" calcext:value-type="float">
            <text:p>72,15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2-Метилбутан</text:p>
          </table:table-cell>
          <table:table-cell office:value-type="float" office:value="72.15" calcext:value-type="float">
            <text:p>72,15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2,2-Диметилпропан</text:p>
          </table:table-cell>
          <table:table-cell office:value-type="float" office:value="72.15" calcext:value-type="float">
            <text:p>72,15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н-Гексан</text:p>
          </table:table-cell>
          <table:table-cell office:value-type="float" office:value="86.177" calcext:value-type="float">
            <text:p>86,177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2-Метилпентан</text:p>
          </table:table-cell>
          <table:table-cell office:value-type="float" office:value="86.177" calcext:value-type="float">
            <text:p>86,177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3-Метилпентан</text:p>
          </table:table-cell>
          <table:table-cell office:value-type="float" office:value="86.177" calcext:value-type="float">
            <text:p>86,177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2,2-Диметилбутан</text:p>
          </table:table-cell>
          <table:table-cell office:value-type="float" office:value="86.177" calcext:value-type="float">
            <text:p>86,177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2,3-Диметилбутан</text:p>
          </table:table-cell>
          <table:table-cell office:value-type="float" office:value="86.177" calcext:value-type="float">
            <text:p>86,177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н-Гептан</text:p>
          </table:table-cell>
          <table:table-cell office:value-type="float" office:value="100.204" calcext:value-type="float">
            <text:p>100,204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н-Октан</text:p>
          </table:table-cell>
          <table:table-cell office:value-type="float" office:value="114.231" calcext:value-type="float">
            <text:p>114,231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н-Нонан</text:p>
          </table:table-cell>
          <table:table-cell office:value-type="float" office:value="128.258" calcext:value-type="float">
            <text:p>128,258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н-Декан</text:p>
          </table:table-cell>
          <table:table-cell office:value-type="float" office:value="142.285" calcext:value-type="float">
            <text:p>142,285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Этилен</text:p>
          </table:table-cell>
          <table:table-cell office:value-type="float" office:value="28.054" calcext:value-type="float">
            <text:p>28,054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Пропилен</text:p>
          </table:table-cell>
          <table:table-cell office:value-type="float" office:value="42.081" calcext:value-type="float">
            <text:p>42,081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1-Бутен</text:p>
          </table:table-cell>
          <table:table-cell office:value-type="float" office:value="56.108" calcext:value-type="float">
            <text:p>56,108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цис-2-Бутен</text:p>
          </table:table-cell>
          <table:table-cell office:value-type="float" office:value="56.108" calcext:value-type="float">
            <text:p>56,108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транс-2-Бутен</text:p>
          </table:table-cell>
          <table:table-cell office:value-type="float" office:value="56.108" calcext:value-type="float">
            <text:p>56,108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2-Метилпропен</text:p>
          </table:table-cell>
          <table:table-cell office:value-type="float" office:value="56.108" calcext:value-type="float">
            <text:p>56,108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1-Пентен</text:p>
          </table:table-cell>
          <table:table-cell office:value-type="float" office:value="70.134" calcext:value-type="float">
            <text:p>70,134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Пропадиен</text:p>
          </table:table-cell>
          <table:table-cell office:value-type="float" office:value="40.065" calcext:value-type="float">
            <text:p>40,065</text:p>
          </table:table-cell>
          <table:table-cell table:number-columns-repeated="8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1,2-Бутадиен</text:p>
          </table:table-cell>
          <table:table-cell office:value-type="float" office:value="54.092" calcext:value-type="float">
            <text:p>54,092</text:p>
          </table:table-cell>
          <table:table-cell table:number-columns-repeated="8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1,3-Бутадиен</text:p>
          </table:table-cell>
          <table:table-cell office:value-type="float" office:value="54.092" calcext:value-type="float">
            <text:p>54,092</text:p>
          </table:table-cell>
          <table:table-cell table:number-columns-repeated="8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Ацетилен</text:p>
          </table:table-cell>
          <table:table-cell office:value-type="float" office:value="26.038" calcext:value-type="float">
            <text:p>26,038</text:p>
          </table:table-cell>
          <table:table-cell table:number-columns-repeated="8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Циклопентан</text:p>
          </table:table-cell>
          <table:table-cell office:value-type="float" office:value="70.134" calcext:value-type="float">
            <text:p>70,134</text:p>
          </table:table-cell>
          <table:table-cell table:number-columns-repeated="8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Метилциклопентан</text:p>
          </table:table-cell>
          <table:table-cell office:value-type="float" office:value="84.161" calcext:value-type="float">
            <text:p>84,161</text:p>
          </table:table-cell>
          <table:table-cell table:number-columns-repeated="8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Этилциклопентан</text:p>
          </table:table-cell>
          <table:table-cell office:value-type="float" office:value="98.188" calcext:value-type="float">
            <text:p>98,188</text:p>
          </table:table-cell>
          <table:table-cell table:number-columns-repeated="8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Циклогексан</text:p>
          </table:table-cell>
          <table:table-cell office:value-type="float" office:value="84.161" calcext:value-type="float">
            <text:p>84,161</text:p>
          </table:table-cell>
          <table:table-cell table:number-columns-repeated="8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Метилциклогексан</text:p>
          </table:table-cell>
          <table:table-cell office:value-type="float" office:value="98.188" calcext:value-type="float">
            <text:p>98,188</text:p>
          </table:table-cell>
          <table:table-cell table:number-columns-repeated="8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Этилциклогексан</text:p>
          </table:table-cell>
          <table:table-cell office:value-type="float" office:value="112.215" calcext:value-type="float">
            <text:p>112,215</text:p>
          </table:table-cell>
          <table:table-cell table:number-columns-repeated="8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Бензол</text:p>
          </table:table-cell>
          <table:table-cell office:value-type="float" office:value="78.114" calcext:value-type="float">
            <text:p>78,114</text:p>
          </table:table-cell>
          <table:table-cell table:number-columns-repeated="8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Толуол</text:p>
          </table:table-cell>
          <table:table-cell office:value-type="float" office:value="92.141" calcext:value-type="float">
            <text:p>92,141</text:p>
          </table:table-cell>
          <table:table-cell table:number-columns-repeated="8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Этилбензол</text:p>
          </table:table-cell>
          <table:table-cell office:value-type="float" office:value="106.167" calcext:value-type="float">
            <text:p>106,167</text:p>
          </table:table-cell>
          <table:table-cell table:number-columns-repeated="8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о-Ксилол</text:p>
          </table:table-cell>
          <table:table-cell office:value-type="float" office:value="160.167" calcext:value-type="float">
            <text:p>160,167</text:p>
          </table:table-cell>
          <table:table-cell table:number-columns-repeated="8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Метанол</text:p>
          </table:table-cell>
          <table:table-cell office:value-type="float" office:value="32.042" calcext:value-type="float">
            <text:p>32,042</text:p>
          </table:table-cell>
          <table:table-cell table:number-columns-repeated="8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Метантиол</text:p>
          </table:table-cell>
          <table:table-cell office:value-type="float" office:value="48.109" calcext:value-type="float">
            <text:p>48,109</text:p>
          </table:table-cell>
          <table:table-cell table:number-columns-repeated="8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Водород</text:p>
          </table:table-cell>
          <table:table-cell office:value-type="float" office:value="2.0159" calcext:value-type="float">
            <text:p>2,0159</text:p>
          </table:table-cell>
          <table:table-cell table:number-columns-repeated="8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Вода</text:p>
          </table:table-cell>
          <table:table-cell office:value-type="float" office:value="18.0153" calcext:value-type="float">
            <text:p>18,0153</text:p>
          </table:table-cell>
          <table:table-cell table:number-columns-repeated="8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Сульфид_водорода</text:p>
          </table:table-cell>
          <table:table-cell office:value-type="float" office:value="34.082" calcext:value-type="float">
            <text:p>34,082</text:p>
          </table:table-cell>
          <table:table-cell table:number-columns-repeated="8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Аммиак</text:p>
          </table:table-cell>
          <table:table-cell office:value-type="float" office:value="17.0306" calcext:value-type="float">
            <text:p>17,0306</text:p>
          </table:table-cell>
          <table:table-cell table:number-columns-repeated="8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Цианид_водорода</text:p>
          </table:table-cell>
          <table:table-cell office:value-type="float" office:value="27.026" calcext:value-type="float">
            <text:p>27,026</text:p>
          </table:table-cell>
          <table:table-cell table:number-columns-repeated="8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Монооксид_углерода</text:p>
          </table:table-cell>
          <table:table-cell office:value-type="float" office:value="28.01" calcext:value-type="float">
            <text:p>28,01</text:p>
          </table:table-cell>
          <table:table-cell table:number-columns-repeated="8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Карбонилсульфид</text:p>
          </table:table-cell>
          <table:table-cell office:value-type="float" office:value="60.076" calcext:value-type="float">
            <text:p>60,076</text:p>
          </table:table-cell>
          <table:table-cell table:number-columns-repeated="8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Дисульфид_углерода</text:p>
          </table:table-cell>
          <table:table-cell office:value-type="float" office:value="76.143" calcext:value-type="float">
            <text:p>76,143</text:p>
          </table:table-cell>
          <table:table-cell table:number-columns-repeated="8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Гелий</text:p>
          </table:table-cell>
          <table:table-cell office:value-type="float" office:value="4.0026" calcext:value-type="float">
            <text:p>4,0026</text:p>
          </table:table-cell>
          <table:table-cell table:number-columns-repeated="8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Неон</text:p>
          </table:table-cell>
          <table:table-cell office:value-type="float" office:value="20.1797" calcext:value-type="float">
            <text:p>20,1797</text:p>
          </table:table-cell>
          <table:table-cell table:number-columns-repeated="8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Аргон</text:p>
          </table:table-cell>
          <table:table-cell office:value-type="float" office:value="39.948" calcext:value-type="float">
            <text:p>39,948</text:p>
          </table:table-cell>
          <table:table-cell table:number-columns-repeated="8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Азот</text:p>
          </table:table-cell>
          <table:table-cell office:value-type="float" office:value="28.0135" calcext:value-type="float">
            <text:p>28,0135</text:p>
          </table:table-cell>
          <table:table-cell table:number-columns-repeated="8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Кислород</text:p>
          </table:table-cell>
          <table:table-cell office:value-type="float" office:value="31.9988" calcext:value-type="float">
            <text:p>31,9988</text:p>
          </table:table-cell>
          <table:table-cell table:number-columns-repeated="8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Диоксид_углерода</text:p>
          </table:table-cell>
          <table:table-cell office:value-type="float" office:value="44.01" calcext:value-type="float">
            <text:p>44,01</text:p>
          </table:table-cell>
          <table:table-cell table:number-columns-repeated="8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Диоксид_серы</text:p>
          </table:table-cell>
          <table:table-cell office:value-type="float" office:value="64.065" calcext:value-type="float">
            <text:p>64,065</text:p>
          </table:table-cell>
          <table:table-cell table:number-columns-repeated="8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Монооксид_диазота</text:p>
          </table:table-cell>
          <table:table-cell office:value-type="float" office:value="44.0129" calcext:value-type="float">
            <text:p>44,0129</text:p>
          </table:table-cell>
          <table:table-cell table:number-columns-repeated="8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Криптон</text:p>
          </table:table-cell>
          <table:table-cell office:value-type="float" office:value="83.8" calcext:value-type="float">
            <text:p>83,8</text:p>
          </table:table-cell>
          <table:table-cell table:number-columns-repeated="8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Ксенон</text:p>
          </table:table-cell>
          <table:table-cell office:value-type="float" office:value="131.29" calcext:value-type="float">
            <text:p>131,29</text:p>
          </table:table-cell>
          <table:table-cell table:number-columns-repeated="8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Воздух</text:p>
          </table:table-cell>
          <table:table-cell office:value-type="float" office:value="28.9626" calcext:value-type="float">
            <text:p>28,9626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Nimbus Sans L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9P0" style:volatile="true">
      <number:number number:decimal-places="10" number:min-integer-digits="1"/>
    </number:number-style>
    <number:number-style style:name="N109">
      <style:text-properties fo:color="#ff0000"/>
      <number:text>-</number:text>
      <number:number number:decimal-places="10" number:min-integer-digits="1"/>
      <style:map style:condition="value()&gt;=0" style:apply-style-name="N109P0"/>
    </number:number-style>
    <number:number-style style:name="N110">
      <number:scientific-number number:decimal-places="10" number:min-integer-digits="1" number:min-exponent-digits="2"/>
    </number:number-style>
    <number:number-style style:name="N112P0" style:volatile="true">
      <number:number number:decimal-places="3" number:min-integer-digits="1"/>
    </number:number-style>
    <number:number-style style:name="N112">
      <style:text-properties fo:color="#ff0000"/>
      <number:text>-</number:text>
      <number:number number:decimal-places="3" number:min-integer-digits="1"/>
      <style:map style:condition="value()&gt;=0" style:apply-style-name="N112P0"/>
    </number:number-style>
    <number:number-style style:name="N113P0" style:volatile="true">
      <number:scientific-number number:decimal-places="10" number:min-integer-digits="1" number:min-exponent-digits="2"/>
    </number:number-style>
    <number:number-style style:name="N113">
      <style:text-properties fo:color="#0000ff"/>
      <number:text>-</number:text>
      <number:scientific-number number:decimal-places="10" number:min-integer-digits="1" number:min-exponent-digits="2"/>
      <style:map style:condition="value()&gt;=0" style:apply-style-name="N113P0"/>
    </number:number-style>
    <number:currency-style style:name="N114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4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2">00.00.0000</text:date>, <text:time style:data-style-name="N2" text:time-value="0000-00-00T11:04:36.760704855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20T19:31:56.929986249</meta:creation-date>
    <meta:editing-duration>PT4H22M10S</meta:editing-duration>
    <meta:editing-cycles>39</meta:editing-cycles>
    <meta:generator>LibreOffice/4.1.4.2$Linux_X86_64 LibreOffice_project/410m0$Build-2</meta:generator>
    <dc:date>2013-12-22T11:47:10.676409673</dc:date>
    <meta:document-statistic meta:table-count="1" meta:cell-count="181" meta:object-count="0"/>
  </office:meta>
</office:document-meta>
</file>